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CE95F82F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8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818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83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96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94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9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80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8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866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89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91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594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801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754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64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62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738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.70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0.77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0.834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756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0.666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0.847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666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666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fo:font-style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loext:opacity="0%" fo:font-style="normal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tyle="normal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tyle="normal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color="#2a6099" loext:opacity="100%" fo:font-style="normal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2a6099" loext:opacity="100%" fo:font-style="normal"/>
    </style:style>
    <style:style style:name="P9" style:family="paragraph">
      <style:text-properties fo:font-style="normal"/>
    </style:style>
    <style:style style:name="P10" style:family="paragraph">
      <loext:graphic-properties draw:fill="none"/>
      <style:text-properties fo:font-style="normal"/>
    </style:style>
    <style:style style:name="P11" style:family="paragraph">
      <style:text-properties fo:color="#2a6099" loext:opacity="100%" fo:font-size="20pt" fo:font-weight="normal" style:font-size-asian="20pt" style:font-weight-asian="normal" style:font-size-complex="20pt" style:font-weight-complex="normal"/>
    </style:style>
    <style:style style:name="P12" style:family="paragraph">
      <loext:graphic-properties draw:fill="none" draw:fill-color="#ffffff"/>
      <style:text-properties fo:color="#2a6099" loext:opacity="100%" fo:font-size="20pt" fo:font-weight="normal" style:font-size-asian="20pt" style:font-weight-asian="normal" style:font-size-complex="20pt" style:font-weight-complex="normal"/>
    </style:style>
    <style:style style:name="P13" style:family="paragraph">
      <style:text-properties fo:color="#2a6099" loext:opacity="100%" fo:font-size="12pt" fo:font-style="italic" fo:font-weight="bold" style:font-size-asian="20pt" style:font-style-asian="italic" style:font-weight-asian="normal" style:font-size-complex="20pt" style:font-style-complex="italic" style:font-weight-complex="normal"/>
    </style:style>
    <style:style style:name="P14" style:family="paragraph">
      <loext:graphic-properties draw:fill="none" draw:fill-color="#ffffff"/>
      <style:text-properties fo:color="#2a6099" loext:opacity="100%" fo:font-size="12pt" fo:font-style="italic" fo:font-weight="bold" style:font-size-asian="20pt" style:font-style-asian="italic" style:font-weight-asian="normal" style:font-size-complex="20pt" style:font-style-complex="italic" style:font-weight-complex="normal"/>
    </style:style>
    <style:style style:name="P15" style:family="paragraph">
      <style:text-properties fo:color="#999999" loext:opacity="100%"/>
    </style:style>
    <style:style style:name="P16" style:family="paragraph">
      <loext:graphic-properties draw:fill="none" draw:fill-color="#ffffff"/>
      <style:text-properties fo:color="#999999" loext:opacity="100%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color="#999999" loext:opacity="100%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999999" loext:opacity="100%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color="#999999" loext:opacity="100%" fo:font-style="normal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999999" loext:opacity="100%" fo:font-style="normal"/>
    </style:style>
    <style:style style:name="P21" style:family="paragraph">
      <style:text-properties fo:color="#999999" loext:opacity="100%" fo:font-style="normal"/>
    </style:style>
    <style:style style:name="P22" style:family="paragraph">
      <loext:graphic-properties draw:fill="none"/>
      <style:text-properties fo:color="#999999" loext:opacity="100%" fo:font-style="normal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fo:color="#2a6099" loext:opacity="100%" fo:font-size="20pt" fo:font-weight="normal" style:font-size-asian="20pt" style:font-weight-asian="normal" style:font-size-complex="20pt" style:font-weight-complex="normal"/>
    </style:style>
    <style:style style:name="T1" style:family="text">
      <style:text-properties style:text-position="-8% 58%"/>
    </style:style>
    <style:style style:name="T2" style:family="text">
      <style:text-properties style:use-window-font-color="true" loext:opacity="0%" style:font-style-asian="italic" style:font-style-complex="italic"/>
    </style:style>
    <style:style style:name="T3" style:family="text">
      <style:text-properties fo:color="#2a6099" loext:opacity="100%"/>
    </style:style>
    <style:style style:name="T4" style:family="text">
      <style:text-properties fo:font-style="normal" style:font-style-asian="italic" style:font-style-complex="italic"/>
    </style:style>
    <style:style style:name="T5" style:family="text">
      <style:text-properties style:font-style-asian="italic" style:font-style-complex="italic"/>
    </style:style>
    <style:style style:name="T6" style:family="text">
      <style:text-properties fo:color="#2a6099" loext:opacity="100%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402cm" svg:height="1.1cm" svg:x="5.605cm" svg:y="9.178cm">
          <draw:text-box>
            <text:p>⌫</text:p>
          </draw:text-box>
        </draw:frame>
        <draw:frame draw:style-name="gr2" draw:text-style-name="P1" draw:layer="layout" svg:width="1.164cm" svg:height="1.068cm" svg:x="2.933cm" svg:y="5.93cm">
          <draw:text-box>
            <text:p>Q</text:p>
          </draw:text-box>
        </draw:frame>
        <draw:frame draw:style-name="gr3" draw:text-style-name="P1" draw:layer="layout" svg:width="1.132cm" svg:height="1.083cm" svg:x="2.981cm" svg:y="7.253cm">
          <draw:text-box>
            <text:p>A</text:p>
          </draw:text-box>
        </draw:frame>
        <draw:frame draw:style-name="gr3" draw:text-style-name="P1" draw:layer="layout" svg:width="1.211cm" svg:height="1.083cm" svg:x="2.933cm" svg:y="8.56cm">
          <draw:text-box>
            <text:p>Y</text:p>
          </draw:text-box>
        </draw:frame>
        <draw:frame draw:style-name="gr4" draw:text-style-name="P1" draw:layer="layout" svg:width="1.275cm" svg:height="1.212cm" svg:x="4.304cm" svg:y="5.212cm">
          <draw:text-box>
            <text:p>W</text:p>
          </draw:text-box>
        </draw:frame>
        <draw:frame draw:style-name="gr1" draw:text-style-name="P1" draw:layer="layout" svg:width="1.291cm" svg:height="1.1cm" svg:x="4.272cm" svg:y="6.583cm">
          <draw:text-box>
            <text:p>S</text:p>
          </draw:text-box>
        </draw:frame>
        <draw:frame draw:style-name="gr5" draw:text-style-name="P1" draw:layer="layout" svg:width="1.291cm" svg:height="1.196cm" svg:x="4.288cm" svg:y="7.826cm">
          <draw:text-box>
            <text:p>X</text:p>
          </draw:text-box>
        </draw:frame>
        <draw:frame draw:style-name="gr6" draw:text-style-name="P1" draw:layer="layout" svg:width="1.259cm" svg:height="1.18cm" svg:x="5.659cm" svg:y="5.244cm">
          <draw:text-box>
            <text:p>E</text:p>
          </draw:text-box>
        </draw:frame>
        <draw:frame draw:style-name="gr7" draw:text-style-name="P1" draw:layer="layout" svg:width="1.275cm" svg:height="1.052cm" svg:x="5.675cm" svg:y="6.599cm">
          <draw:text-box>
            <text:p>D</text:p>
          </draw:text-box>
        </draw:frame>
        <draw:frame draw:style-name="gr8" draw:text-style-name="P1" draw:layer="layout" svg:width="1.148cm" svg:height="1.036cm" svg:x="5.754cm" svg:y="7.938cm">
          <draw:text-box>
            <text:p>C</text:p>
          </draw:text-box>
        </draw:frame>
        <draw:frame draw:style-name="gr7" draw:text-style-name="P1" draw:layer="layout" svg:width="1.163cm" svg:height="1.052cm" svg:x="7.141cm" svg:y="5.292cm">
          <draw:text-box>
            <text:p>R</text:p>
          </draw:text-box>
        </draw:frame>
        <draw:frame draw:style-name="gr7" draw:text-style-name="P1" draw:layer="layout" svg:width="1.148cm" svg:height="1.052cm" svg:x="7.141cm" svg:y="6.599cm">
          <draw:text-box>
            <text:p>F</text:p>
          </draw:text-box>
        </draw:frame>
        <draw:frame draw:style-name="gr9" draw:text-style-name="P1" draw:layer="layout" svg:width="1.18cm" svg:height="1.116cm" svg:x="7.109cm" svg:y="7.858cm">
          <draw:text-box>
            <text:p>V</text:p>
          </draw:text-box>
        </draw:frame>
        <draw:frame draw:style-name="gr7" draw:text-style-name="P1" draw:layer="layout" svg:width="1.163cm" svg:height="1.052cm" svg:x="8.528cm" svg:y="5.276cm">
          <draw:text-box>
            <text:p>T</text:p>
          </draw:text-box>
        </draw:frame>
        <draw:frame draw:style-name="gr9" draw:text-style-name="P1" draw:layer="layout" svg:width="1.211cm" svg:height="1.116cm" svg:x="8.512cm" svg:y="6.551cm">
          <draw:text-box>
            <text:p>G</text:p>
          </draw:text-box>
        </draw:frame>
        <draw:frame draw:style-name="gr9" draw:text-style-name="P1" draw:layer="layout" svg:width="1.211cm" svg:height="1.116cm" svg:x="8.48cm" svg:y="7.858cm">
          <draw:text-box>
            <text:p>B</text:p>
          </draw:text-box>
        </draw:frame>
        <draw:frame draw:style-name="gr1" draw:text-style-name="P1" draw:layer="layout" svg:width="1.244cm" svg:height="1.1cm" svg:x="18.25cm" svg:y="5.26cm">
          <draw:text-box>
            <text:p>Z</text:p>
          </draw:text-box>
        </draw:frame>
        <draw:frame draw:style-name="gr1" draw:text-style-name="P1" draw:layer="layout" svg:width="1.244cm" svg:height="1.1cm" svg:x="18.234cm" svg:y="6.551cm">
          <draw:text-box>
            <text:p>H</text:p>
          </draw:text-box>
        </draw:frame>
        <draw:frame draw:style-name="gr10" draw:text-style-name="P1" draw:layer="layout" svg:width="1.228cm" svg:height="1.148cm" svg:x="18.202cm" svg:y="7.842cm">
          <draw:text-box>
            <text:p>N</text:p>
          </draw:text-box>
        </draw:frame>
        <draw:frame draw:style-name="gr10" draw:text-style-name="P1" draw:layer="layout" svg:width="1.259cm" svg:height="1.148cm" svg:x="19.621cm" svg:y="5.196cm">
          <draw:text-box>
            <text:p>U</text:p>
          </draw:text-box>
        </draw:frame>
        <draw:frame draw:style-name="gr11" draw:text-style-name="P1" draw:layer="layout" svg:width="1.259cm" svg:height="1.164cm" svg:x="19.605cm" svg:y="6.519cm">
          <draw:text-box>
            <text:p>J</text:p>
          </draw:text-box>
        </draw:frame>
        <draw:frame draw:style-name="gr5" draw:text-style-name="P1" draw:layer="layout" svg:width="1.227cm" svg:height="1.196cm" svg:x="19.637cm" svg:y="7.826cm">
          <draw:text-box>
            <text:p>M</text:p>
          </draw:text-box>
        </draw:frame>
        <draw:frame draw:style-name="gr6" draw:text-style-name="P1" draw:layer="layout" svg:width="1.243cm" svg:height="1.18cm" svg:x="20.976cm" svg:y="5.212cm">
          <draw:text-box>
            <text:p>I</text:p>
          </draw:text-box>
        </draw:frame>
        <draw:frame draw:style-name="gr1" draw:text-style-name="P1" draw:layer="layout" svg:width="1.227cm" svg:height="1.1cm" svg:x="21.04cm" svg:y="6.599cm">
          <draw:text-box>
            <text:p>K</text:p>
          </draw:text-box>
        </draw:frame>
        <draw:frame draw:style-name="gr5" draw:text-style-name="P1" draw:layer="layout" svg:width="1.276cm" svg:height="1.196cm" svg:x="22.378cm" svg:y="5.244cm">
          <draw:text-box>
            <text:p>O</text:p>
          </draw:text-box>
        </draw:frame>
        <draw:frame draw:style-name="gr12" draw:text-style-name="P1" draw:layer="layout" svg:width="0.94cm" svg:height="0.844cm" svg:x="22.554cm" svg:y="6.695cm">
          <draw:text-box>
            <text:p>L</text:p>
          </draw:text-box>
        </draw:frame>
        <draw:frame draw:style-name="gr13" draw:text-style-name="P1" draw:layer="layout" svg:width="1.131cm" svg:height="1.051cm" svg:x="23.893cm" svg:y="5.962cm">
          <draw:text-box>
            <text:p>P</text:p>
          </draw:text-box>
        </draw:frame>
        <draw:frame draw:style-name="gr7" draw:text-style-name="P1" draw:layer="layout" svg:width="1.116cm" svg:height="1.052cm" svg:x="2.965cm" svg:y="3.332cm">
          <draw:text-box>
            <text:p>F2</text:p>
          </draw:text-box>
        </draw:frame>
        <draw:frame draw:style-name="gr14" draw:text-style-name="P1" draw:layer="layout" svg:width="1.099cm" svg:height="1.004cm" svg:x="4.384cm" svg:y="2.71cm">
          <draw:text-box>
            <text:p>F3</text:p>
          </draw:text-box>
        </draw:frame>
        <draw:frame draw:style-name="gr15" draw:text-style-name="P1" draw:layer="layout" svg:width="1.052cm" svg:height="0.893cm" svg:x="5.802cm" svg:y="2.726cm">
          <draw:text-box>
            <text:p>F4</text:p>
          </draw:text-box>
        </draw:frame>
        <draw:frame draw:style-name="gr16" draw:text-style-name="P1" draw:layer="layout" svg:width="1.068cm" svg:height="0.876cm" svg:x="7.173cm" svg:y="2.758cm">
          <draw:text-box>
            <text:p>F5</text:p>
          </draw:text-box>
        </draw:frame>
        <draw:frame draw:style-name="gr17" draw:text-style-name="P1" draw:layer="layout" svg:width="1.1cm" svg:height="0.988cm" svg:x="19.669cm" svg:y="2.694cm">
          <draw:text-box>
            <text:p>F8</text:p>
          </draw:text-box>
        </draw:frame>
        <draw:frame draw:style-name="gr18" draw:text-style-name="P1" draw:layer="layout" svg:width="1.02cm" svg:height="0.956cm" svg:x="21.135cm" svg:y="2.71cm">
          <draw:text-box>
            <text:p>F9</text:p>
          </draw:text-box>
        </draw:frame>
        <draw:frame draw:style-name="gr7" draw:text-style-name="P1" draw:layer="layout" svg:width="1.084cm" svg:height="1.097cm" svg:x="22.474cm" svg:y="2.672cm">
          <draw:text-box>
            <text:p>F10</text:p>
          </draw:text-box>
        </draw:frame>
        <draw:frame draw:style-name="gr17" draw:text-style-name="P1" draw:layer="layout" svg:width="1.211cm" svg:height="0.988cm" svg:x="23.845cm" svg:y="3.348cm">
          <draw:text-box>
            <text:p>F11</text:p>
          </draw:text-box>
        </draw:frame>
        <draw:frame draw:style-name="gr19" draw:text-style-name="P1" draw:layer="layout" svg:width="1.164cm" svg:height="1.131cm" svg:x="25.247cm" svg:y="3.284cm">
          <draw:text-box>
            <text:p>F12</text:p>
          </draw:text-box>
        </draw:frame>
        <draw:frame draw:style-name="gr9" draw:text-style-name="P1" draw:layer="layout" svg:width="1.164cm" svg:height="1.116cm" svg:x="2.965cm" svg:y="4.591cm">
          <draw:text-box>
            <text:p>1</text:p>
          </draw:text-box>
        </draw:frame>
        <draw:frame draw:style-name="gr20" draw:text-style-name="P1" draw:layer="layout" svg:width="1.227cm" svg:height="1.02cm" svg:x="4.32cm" svg:y="3.985cm">
          <draw:text-box>
            <text:p>2</text:p>
          </draw:text-box>
        </draw:frame>
        <draw:frame draw:style-name="gr18" draw:text-style-name="P1" draw:layer="layout" svg:width="1.18cm" svg:height="0.956cm" svg:x="5.722cm" svg:y="4.017cm">
          <draw:text-box>
            <text:p>3</text:p>
          </draw:text-box>
        </draw:frame>
        <draw:frame draw:style-name="gr21" draw:text-style-name="P1" draw:layer="layout" svg:width="1.196cm" svg:height="1.084cm" svg:x="7.093cm" svg:y="3.953cm">
          <draw:text-box>
            <text:p>4</text:p>
          </draw:text-box>
        </draw:frame>
        <draw:frame draw:style-name="gr8" draw:text-style-name="P1" draw:layer="layout" svg:width="1.052cm" svg:height="1.036cm" svg:x="8.544cm" svg:y="4.001cm">
          <draw:text-box>
            <text:p>5</text:p>
          </draw:text-box>
        </draw:frame>
        <draw:frame draw:style-name="gr14" draw:text-style-name="P1" draw:layer="layout" svg:width="1.164cm" svg:height="1.004cm" svg:x="18.282cm" svg:y="3.953cm">
          <draw:text-box>
            <text:p>6</text:p>
          </draw:text-box>
        </draw:frame>
        <draw:frame draw:style-name="gr9" draw:text-style-name="P1" draw:layer="layout" svg:width="1.195cm" svg:height="1.116cm" svg:x="19.621cm" svg:y="3.953cm">
          <draw:text-box>
            <text:p>7</text:p>
          </draw:text-box>
        </draw:frame>
        <draw:frame draw:style-name="gr7" draw:text-style-name="P1" draw:layer="layout" svg:width="1.148cm" svg:height="1.052cm" svg:x="21.103cm" svg:y="4.001cm">
          <draw:text-box>
            <text:p>8</text:p>
          </draw:text-box>
        </draw:frame>
        <draw:frame draw:style-name="gr14" draw:text-style-name="P1" draw:layer="layout" svg:width="1.132cm" svg:height="1.004cm" svg:x="22.458cm" svg:y="4.001cm">
          <draw:text-box>
            <text:p>9</text:p>
          </draw:text-box>
        </draw:frame>
        <draw:frame draw:style-name="gr7" draw:text-style-name="P1" draw:layer="layout" svg:width="1.115cm" svg:height="1.052cm" svg:x="23.877cm" svg:y="4.623cm">
          <draw:text-box>
            <text:p>0</text:p>
          </draw:text-box>
        </draw:frame>
        <draw:frame draw:style-name="gr22" draw:text-style-name="P1" draw:layer="layout" svg:width="1.461cm" svg:height="1.006cm" svg:x="8.468cm" svg:y="10.346cm">
          <draw:text-box>
            <text:p>space</text:p>
          </draw:text-box>
        </draw:frame>
        <draw:frame draw:style-name="gr23" draw:text-style-name="P1" draw:layer="layout" svg:width="1.389cm" svg:height="1.097cm" svg:x="18.015cm" svg:y="10.294cm">
          <draw:text-box>
            <text:p>shift</text:p>
          </draw:text-box>
        </draw:frame>
        <draw:frame draw:style-name="gr24" draw:text-style-name="P1" draw:layer="layout" svg:width="1.19cm" svg:height="0.916cm" svg:x="10.027cm" svg:y="9.147cm">
          <draw:text-box>
            <text:p>alt</text:p>
          </draw:text-box>
        </draw:frame>
        <draw:frame draw:style-name="gr23" draw:text-style-name="P1" draw:layer="layout" svg:width="1.512cm" svg:height="1.097cm" svg:x="6.917cm" svg:y="9.172cm">
          <draw:text-box>
            <text:p>del</text:p>
          </draw:text-box>
        </draw:frame>
        <draw:frame draw:style-name="gr1" draw:text-style-name="P1" draw:layer="layout" svg:width="1.212cm" svg:height="1.1cm" svg:x="19.639cm" svg:y="9.123cm">
          <draw:text-box>
            <text:p>esc</text:p>
          </draw:text-box>
        </draw:frame>
        <draw:frame draw:style-name="gr23" draw:text-style-name="P1" draw:layer="layout" svg:width="1.512cm" svg:height="1.097cm" svg:x="20.877cm" svg:y="9.149cm">
          <draw:text-box>
            <text:p>enter</text:p>
          </draw:text-box>
        </draw:frame>
        <draw:frame draw:style-name="gr7" draw:text-style-name="P1" draw:layer="layout" svg:width="1.116cm" svg:height="1.052cm" svg:x="1.578cm" svg:y="3.332cm">
          <draw:text-box>
            <text:p>F1</text:p>
          </draw:text-box>
        </draw:frame>
        <draw:frame draw:style-name="gr13" draw:text-style-name="P1" draw:layer="layout" svg:width="1.131cm" svg:height="1.051cm" svg:x="23.894cm" svg:y="7.263cm">
          <draw:text-box>
            <text:p>¨</text:p>
          </draw:text-box>
        </draw:frame>
        <draw:frame draw:style-name="gr5" draw:text-style-name="P1" draw:layer="layout" svg:width="1.227cm" svg:height="1.196cm" svg:x="21.038cm" svg:y="7.826cm">
          <draw:text-box>
            <text:p>, <text:span text:style-name="T1">;</text:span></text:p>
          </draw:text-box>
        </draw:frame>
        <draw:frame draw:style-name="gr5" draw:text-style-name="P1" draw:layer="layout" svg:width="1.227cm" svg:height="1.196cm" svg:x="22.439cm" svg:y="7.826cm">
          <draw:text-box>
            <text:p>. <text:span text:style-name="T1">:</text:span></text:p>
          </draw:text-box>
        </draw:frame>
        <draw:frame draw:style-name="gr5" draw:text-style-name="P1" draw:layer="layout" svg:width="1.227cm" svg:height="1.196cm" svg:x="23.84cm" svg:y="8.526cm">
          <draw:text-box>
            <text:p>- <text:span text:style-name="T1">_</text:span></text:p>
          </draw:text-box>
        </draw:frame>
        <draw:frame draw:style-name="gr22" draw:text-style-name="P1" draw:layer="layout" svg:width="1.065cm" svg:height="1.006cm" svg:x="4.401cm" svg:y="9.23cm">
          <draw:text-box>
            <text:p>tab</text:p>
          </draw:text-box>
        </draw:frame>
        <draw:frame draw:style-name="gr23" draw:text-style-name="P1" draw:layer="layout" svg:width="1.369cm" svg:height="1.097cm" svg:x="2.87cm" svg:y="9.838cm">
          <draw:text-box>
            <text:p>caps</text:p>
          </draw:text-box>
        </draw:frame>
        <draw:frame draw:style-name="gr24" draw:text-style-name="P1" draw:layer="layout" svg:width="1.19cm" svg:height="0.916cm" svg:x="10.027cm" svg:y="10.847cm">
          <draw:text-box>
            <text:p text:style-name="P2">ctrl</text:p>
          </draw:text-box>
        </draw:frame>
        <draw:frame draw:style-name="gr25" draw:text-style-name="P4" draw:layer="layout" svg:width="1.389cm" svg:height="1.097cm" svg:x="16.816cm" svg:y="9.095cm">
          <draw:text-box>
            <text:p text:style-name="P3"><text:span text:style-name="T2">alt</text:span><text:span text:style-name="T2">gr</text:span></text:p>
          </draw:text-box>
        </draw:frame>
        <draw:frame draw:style-name="gr26" draw:text-style-name="P6" draw:layer="layout" svg:width="1.616cm" svg:height="1.097cm" svg:x="16.518cm" svg:y="10.797cm">
          <draw:text-box>
            <text:p text:style-name="P5"><text:span text:style-name="T3">low</text:span><text:span text:style-name="T3">er</text:span></text:p>
          </draw:text-box>
        </draw:frame>
        <draw:frame draw:style-name="gr23" draw:text-style-name="P1" draw:layer="layout" svg:width="1.389cm" svg:height="1.097cm" svg:x="11.304cm" svg:y="11.667cm">
          <draw:text-box>
            <text:p text:style-name="P2">meta</text:p>
          </draw:text-box>
        </draw:frame>
        <draw:frame draw:style-name="gr23" draw:text-style-name="P1" draw:layer="layout" svg:width="1.512cm" svg:height="1.097cm" svg:x="22.277cm" svg:y="9.15cm">
          <draw:text-box>
            <text:p>pgup</text:p>
          </draw:text-box>
        </draw:frame>
        <draw:frame draw:style-name="gr23" draw:text-style-name="P1" draw:layer="layout" svg:width="1.512cm" svg:height="1.097cm" svg:x="23.677cm" svg:y="9.851cm">
          <draw:text-box>
            <text:p>pgdn</text:p>
          </draw:text-box>
        </draw:frame>
        <draw:frame draw:style-name="gr19" draw:text-style-name="P1" draw:layer="layout" svg:width="1.164cm" svg:height="1.131cm" svg:x="25.247cm" svg:y="4.585cm">
          <draw:text-box>
            <text:p>🔊</text:p>
          </draw:text-box>
        </draw:frame>
        <draw:frame draw:style-name="gr19" draw:text-style-name="P1" draw:layer="layout" svg:width="1.164cm" svg:height="1.131cm" svg:x="25.247cm" svg:y="5.886cm">
          <draw:text-box>
            <text:p>🔉</text:p>
          </draw:text-box>
        </draw:frame>
        <draw:frame draw:style-name="gr19" draw:text-style-name="P1" draw:layer="layout" svg:width="1.164cm" svg:height="1.131cm" svg:x="25.247cm" svg:y="7.187cm">
          <draw:text-box>
            <text:p>🔇</text:p>
          </draw:text-box>
        </draw:frame>
        <draw:frame draw:style-name="gr27" draw:text-style-name="P8" draw:layer="layout" svg:width="1.641cm" svg:height="1.131cm" svg:x="24.98cm" svg:y="9.789cm">
          <draw:text-box>
            <text:p text:style-name="P7">magic</text:p>
          </draw:text-box>
        </draw:frame>
        <draw:frame draw:style-name="gr7" draw:text-style-name="P1" draw:layer="layout" svg:width="1.116cm" svg:height="1.052cm" svg:x="1.578cm" svg:y="4.632cm">
          <draw:text-box>
            <text:p text:style-name="P2">📷</text:p>
          </draw:text-box>
        </draw:frame>
        <draw:frame draw:style-name="gr7" draw:text-style-name="P1" draw:layer="layout" svg:width="1.116cm" svg:height="1.052cm" svg:x="1.578cm" svg:y="5.932cm">
          <draw:text-box>
            <text:p text:style-name="P2">🧮</text:p>
          </draw:text-box>
        </draw:frame>
        <draw:frame draw:style-name="gr28" draw:text-style-name="P4" draw:layer="layout" svg:width="1.434cm" svg:height="1.097cm" svg:x="1.426cm" svg:y="7.21cm">
          <draw:text-box>
            <text:p text:style-name="P3"><text:span text:style-name="T4">hom</text:span><text:span text:style-name="T4">e</text:span></text:p>
          </draw:text-box>
        </draw:frame>
        <draw:frame draw:style-name="gr7" draw:text-style-name="P1" draw:layer="layout" svg:width="1.116cm" svg:height="1.052cm" svg:x="1.578cm" svg:y="9.832cm">
          <draw:text-box>
            <text:p text:style-name="P2">🔒</text:p>
          </draw:text-box>
        </draw:frame>
        <draw:frame draw:style-name="gr29" draw:text-style-name="P4" draw:layer="layout" svg:width="1.434cm" svg:height="1.097cm" svg:x="1.429cm" svg:y="8.525cm">
          <draw:text-box>
            <text:p text:style-name="P3"><text:span text:style-name="T4">end</text:span></text:p>
          </draw:text-box>
        </draw:frame>
        <draw:frame draw:style-name="gr30" draw:text-style-name="P10" draw:layer="layout" svg:width="2.118cm" svg:height="1.097cm" svg:x="14.923cm" svg:y="11.705cm">
          <draw:text-box>
            <text:p text:style-name="P9"><text:span text:style-name="T3">upp</text:span><text:span text:style-name="T3">er</text:span></text:p>
          </draw:text-box>
        </draw:frame>
        <draw:frame draw:style-name="gr31" draw:text-style-name="P12" draw:layer="layout" svg:width="2.195cm" svg:height="1.098cm" svg:x="12.903cm" svg:y="2.814cm">
          <draw:text-box>
            <text:p text:style-name="P11">BASE</text:p>
          </draw:text-box>
        </draw:frame>
        <draw:frame draw:style-name="gr32" draw:text-style-name="P4" draw:layer="layout" svg:width="1.389cm" svg:height="1.097cm" svg:x="14.304cm" svg:y="10.467cm">
          <draw:text-box>
            <text:p text:style-name="P3"><text:span text:style-name="T5">F7</text:span></text:p>
          </draw:text-box>
        </draw:frame>
        <draw:frame draw:style-name="gr33" draw:text-style-name="P4" draw:layer="layout" svg:width="1.389cm" svg:height="1.097cm" svg:x="12.373cm" svg:y="10.468cm">
          <draw:text-box>
            <text:p text:style-name="P3"><text:span text:style-name="T5">F6</text:span></text:p>
          </draw:text-box>
        </draw:frame>
        <draw:frame draw:style-name="gr31" draw:text-style-name="P14" draw:layer="layout" svg:width="1.687cm" svg:height="0.759cm" svg:x="13.057cm" svg:y="3.683cm">
          <draw:text-box>
            <text:p text:style-name="P13">ch-DE</text:p>
          </draw:text-box>
        </draw:frame>
      </draw:page>
      <draw:page draw:name="page2" draw:style-name="dp1" draw:master-page-name="Default">
        <draw:frame draw:style-name="gr31" draw:text-style-name="P12" draw:layer="layout" svg:width="2.949cm" svg:height="1.098cm" svg:x="12.526cm" svg:y="2.814cm">
          <draw:text-box>
            <text:p text:style-name="P11">LOWER</text:p>
          </draw:text-box>
        </draw:frame>
        <draw:frame draw:style-name="gr1" draw:text-style-name="P16" draw:layer="layout" svg:width="1.402cm" svg:height="1.1cm" svg:x="5.606cm" svg:y="9.179cm">
          <draw:text-box>
            <text:p text:style-name="P15">⌫</text:p>
          </draw:text-box>
        </draw:frame>
        <draw:frame draw:style-name="gr22" draw:text-style-name="P16" draw:layer="layout" svg:width="1.461cm" svg:height="1.006cm" svg:x="8.469cm" svg:y="10.347cm">
          <draw:text-box>
            <text:p text:style-name="P15">space</text:p>
          </draw:text-box>
        </draw:frame>
        <draw:frame draw:style-name="gr23" draw:text-style-name="P16" draw:layer="layout" svg:width="1.389cm" svg:height="1.097cm" svg:x="18.016cm" svg:y="10.295cm">
          <draw:text-box>
            <text:p text:style-name="P15">shift</text:p>
          </draw:text-box>
        </draw:frame>
        <draw:frame draw:style-name="gr24" draw:text-style-name="P16" draw:layer="layout" svg:width="1.19cm" svg:height="0.916cm" svg:x="10.028cm" svg:y="9.148cm">
          <draw:text-box>
            <text:p text:style-name="P15">alt</text:p>
          </draw:text-box>
        </draw:frame>
        <draw:frame draw:style-name="gr23" draw:text-style-name="P16" draw:layer="layout" svg:width="1.512cm" svg:height="1.097cm" svg:x="6.918cm" svg:y="9.173cm">
          <draw:text-box>
            <text:p text:style-name="P15">del</text:p>
          </draw:text-box>
        </draw:frame>
        <draw:frame draw:style-name="gr1" draw:text-style-name="P16" draw:layer="layout" svg:width="1.212cm" svg:height="1.1cm" svg:x="19.64cm" svg:y="9.124cm">
          <draw:text-box>
            <text:p text:style-name="P15">esc</text:p>
          </draw:text-box>
        </draw:frame>
        <draw:frame draw:style-name="gr23" draw:text-style-name="P16" draw:layer="layout" svg:width="1.512cm" svg:height="1.097cm" svg:x="20.878cm" svg:y="9.15cm">
          <draw:text-box>
            <text:p text:style-name="P15">enter</text:p>
          </draw:text-box>
        </draw:frame>
        <draw:frame draw:style-name="gr22" draw:text-style-name="P16" draw:layer="layout" svg:width="1.065cm" svg:height="1.006cm" svg:x="4.402cm" svg:y="9.231cm">
          <draw:text-box>
            <text:p text:style-name="P15">tab</text:p>
          </draw:text-box>
        </draw:frame>
        <draw:frame draw:style-name="gr23" draw:text-style-name="P16" draw:layer="layout" svg:width="1.369cm" svg:height="1.097cm" svg:x="2.871cm" svg:y="9.839cm">
          <draw:text-box>
            <text:p text:style-name="P15">caps</text:p>
          </draw:text-box>
        </draw:frame>
        <draw:frame draw:style-name="gr34" draw:text-style-name="P18" draw:layer="layout" svg:width="1.19cm" svg:height="0.916cm" svg:x="10.028cm" svg:y="10.848cm">
          <draw:text-box>
            <text:p text:style-name="P17">ctrl</text:p>
          </draw:text-box>
        </draw:frame>
        <draw:frame draw:style-name="gr35" draw:text-style-name="P20" draw:layer="layout" svg:width="1.389cm" svg:height="1.097cm" svg:x="16.817cm" svg:y="9.096cm">
          <draw:text-box>
            <text:p text:style-name="P19"><text:span text:style-name="T5">alt</text:span><text:span text:style-name="T5">gr</text:span></text:p>
          </draw:text-box>
        </draw:frame>
        <draw:frame draw:style-name="gr36" draw:text-style-name="P6" draw:layer="layout" svg:width="1.616cm" svg:height="1.097cm" svg:x="16.519cm" svg:y="10.798cm">
          <draw:text-box>
            <text:p text:style-name="P5"><text:span text:style-name="T3">low</text:span><text:span text:style-name="T3">er</text:span></text:p>
          </draw:text-box>
        </draw:frame>
        <draw:frame draw:style-name="gr37" draw:text-style-name="P18" draw:layer="layout" svg:width="1.389cm" svg:height="1.097cm" svg:x="11.305cm" svg:y="11.668cm">
          <draw:text-box>
            <text:p text:style-name="P17">meta</text:p>
          </draw:text-box>
        </draw:frame>
        <draw:frame draw:style-name="gr23" draw:text-style-name="P16" draw:layer="layout" svg:width="1.512cm" svg:height="1.097cm" svg:x="22.278cm" svg:y="9.151cm">
          <draw:text-box>
            <text:p text:style-name="P15">pgup</text:p>
          </draw:text-box>
        </draw:frame>
        <draw:frame draw:style-name="gr23" draw:text-style-name="P16" draw:layer="layout" svg:width="1.512cm" svg:height="1.097cm" svg:x="23.678cm" svg:y="9.852cm">
          <draw:text-box>
            <text:p text:style-name="P15">pgdn</text:p>
          </draw:text-box>
        </draw:frame>
        <draw:frame draw:style-name="gr30" draw:text-style-name="P22" draw:layer="layout" svg:width="2.118cm" svg:height="1.097cm" svg:x="14.924cm" svg:y="11.706cm">
          <draw:text-box>
            <text:p text:style-name="P21">upper</text:p>
          </draw:text-box>
        </draw:frame>
        <draw:frame draw:style-name="gr31" draw:text-style-name="P14" draw:layer="layout" svg:width="1.687cm" svg:height="0.759cm" svg:x="13.058cm" svg:y="3.684cm">
          <draw:text-box>
            <text:p text:style-name="P13">ch-DE</text:p>
          </draw:text-box>
        </draw:frame>
      </draw:page>
      <draw:page draw:name="page3" draw:style-name="dp1" draw:master-page-name="Default">
        <draw:frame draw:style-name="gr31" draw:text-style-name="P12" draw:layer="layout" svg:width="2.669cm" svg:height="1.098cm" svg:x="12.666cm" svg:y="2.814cm">
          <draw:text-box>
            <text:p text:style-name="P23"><text:span text:style-name="T6">U</text:span><text:span text:style-name="T6">P</text:span><text:span text:style-name="T6">P</text:span><text:span text:style-name="T6">E</text:span><text:span text:style-name="T6">R</text:span></text:p>
          </draw:text-box>
        </draw:frame>
        <draw:frame draw:style-name="gr1" draw:text-style-name="P16" draw:layer="layout" svg:width="1.402cm" svg:height="1.1cm" svg:x="5.607cm" svg:y="9.18cm">
          <draw:text-box>
            <text:p text:style-name="P15">⌫</text:p>
          </draw:text-box>
        </draw:frame>
        <draw:frame draw:style-name="gr22" draw:text-style-name="P16" draw:layer="layout" svg:width="1.461cm" svg:height="1.006cm" svg:x="8.47cm" svg:y="10.348cm">
          <draw:text-box>
            <text:p text:style-name="P15">space</text:p>
          </draw:text-box>
        </draw:frame>
        <draw:frame draw:style-name="gr23" draw:text-style-name="P16" draw:layer="layout" svg:width="1.389cm" svg:height="1.097cm" svg:x="18.017cm" svg:y="10.296cm">
          <draw:text-box>
            <text:p text:style-name="P15">shift</text:p>
          </draw:text-box>
        </draw:frame>
        <draw:frame draw:style-name="gr24" draw:text-style-name="P16" draw:layer="layout" svg:width="1.19cm" svg:height="0.916cm" svg:x="10.029cm" svg:y="9.149cm">
          <draw:text-box>
            <text:p text:style-name="P15">alt</text:p>
          </draw:text-box>
        </draw:frame>
        <draw:frame draw:style-name="gr23" draw:text-style-name="P16" draw:layer="layout" svg:width="1.512cm" svg:height="1.097cm" svg:x="6.919cm" svg:y="9.174cm">
          <draw:text-box>
            <text:p text:style-name="P15">del</text:p>
          </draw:text-box>
        </draw:frame>
        <draw:frame draw:style-name="gr1" draw:text-style-name="P16" draw:layer="layout" svg:width="1.212cm" svg:height="1.1cm" svg:x="19.641cm" svg:y="9.125cm">
          <draw:text-box>
            <text:p text:style-name="P15">esc</text:p>
          </draw:text-box>
        </draw:frame>
        <draw:frame draw:style-name="gr23" draw:text-style-name="P16" draw:layer="layout" svg:width="1.512cm" svg:height="1.097cm" svg:x="20.879cm" svg:y="9.151cm">
          <draw:text-box>
            <text:p text:style-name="P15">enter</text:p>
          </draw:text-box>
        </draw:frame>
        <draw:frame draw:style-name="gr22" draw:text-style-name="P16" draw:layer="layout" svg:width="1.065cm" svg:height="1.006cm" svg:x="4.403cm" svg:y="9.232cm">
          <draw:text-box>
            <text:p text:style-name="P15">tab</text:p>
          </draw:text-box>
        </draw:frame>
        <draw:frame draw:style-name="gr23" draw:text-style-name="P16" draw:layer="layout" svg:width="1.369cm" svg:height="1.097cm" svg:x="2.872cm" svg:y="9.84cm">
          <draw:text-box>
            <text:p text:style-name="P15">caps</text:p>
          </draw:text-box>
        </draw:frame>
        <draw:frame draw:style-name="gr38" draw:text-style-name="P18" draw:layer="layout" svg:width="1.19cm" svg:height="0.916cm" svg:x="10.029cm" svg:y="10.849cm">
          <draw:text-box>
            <text:p text:style-name="P17">ctrl</text:p>
          </draw:text-box>
        </draw:frame>
        <draw:frame draw:style-name="gr39" draw:text-style-name="P20" draw:layer="layout" svg:width="1.389cm" svg:height="1.097cm" svg:x="16.818cm" svg:y="9.097cm">
          <draw:text-box>
            <text:p text:style-name="P19"><text:span text:style-name="T5">alt</text:span><text:span text:style-name="T5">gr</text:span></text:p>
          </draw:text-box>
        </draw:frame>
        <draw:frame draw:style-name="gr40" draw:text-style-name="P18" draw:layer="layout" svg:width="1.389cm" svg:height="1.097cm" svg:x="11.306cm" svg:y="11.669cm">
          <draw:text-box>
            <text:p text:style-name="P17">meta</text:p>
          </draw:text-box>
        </draw:frame>
        <draw:frame draw:style-name="gr23" draw:text-style-name="P16" draw:layer="layout" svg:width="1.512cm" svg:height="1.097cm" svg:x="22.279cm" svg:y="9.152cm">
          <draw:text-box>
            <text:p text:style-name="P15">pgup</text:p>
          </draw:text-box>
        </draw:frame>
        <draw:frame draw:style-name="gr23" draw:text-style-name="P16" draw:layer="layout" svg:width="1.512cm" svg:height="1.097cm" svg:x="23.679cm" svg:y="9.853cm">
          <draw:text-box>
            <text:p text:style-name="P15">pgdn</text:p>
          </draw:text-box>
        </draw:frame>
        <draw:frame draw:style-name="gr41" draw:text-style-name="P20" draw:layer="layout" svg:width="1.616cm" svg:height="1.097cm" svg:x="16.519cm" svg:y="10.798cm">
          <draw:text-box>
            <text:p text:style-name="P19">lower</text:p>
          </draw:text-box>
        </draw:frame>
        <draw:frame draw:style-name="gr30" draw:text-style-name="P10" draw:layer="layout" svg:width="2.118cm" svg:height="1.097cm" svg:x="14.924cm" svg:y="11.706cm">
          <draw:text-box>
            <text:p text:style-name="P9"><text:span text:style-name="T3">upp</text:span><text:span text:style-name="T3">er</text:span></text:p>
          </draw:text-box>
        </draw:frame>
        <draw:frame draw:style-name="gr31" draw:text-style-name="P14" draw:layer="layout" svg:width="1.687cm" svg:height="0.759cm" svg:x="13.058cm" svg:y="3.684cm">
          <draw:text-box>
            <text:p text:style-name="P13">ch-D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42200000253CE95F82F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ntarell" fo:font-family="Cantarell" style:font-style-name="Regular" style:font-pitch="variable" fo:font-size="10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15:13:04.414146462</meta:creation-date>
    <dc:date>2024-02-08T11:27:30.155252047</dc:date>
    <meta:editing-duration>PT20H14M12S</meta:editing-duration>
    <meta:editing-cycles>35</meta:editing-cycles>
    <meta:generator>LibreOffice/7.6.4.1$Linux_X86_64 LibreOffice_project/60$Build-1</meta:generator>
    <meta:document-statistic meta:object-count="115"/>
  </office:meta>
</office:document-meta>
</file>